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50f3d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0" style:family="text">
      <style:text-properties officeooo:rsid="00172dcf"/>
    </style:style>
    <style:style style:name="T181" style:family="text">
      <style:text-properties fo:font-weight="normal" officeooo:rsid="00172dcf" style:font-weight-asian="normal" style:font-weight-complex="normal"/>
    </style:style>
    <style:style style:name="T182" style:family="text">
      <style:text-properties officeooo:rsid="0119bd75"/>
    </style:style>
    <style:style style:name="T183" style:family="text">
      <style:text-properties style:font-name="Liberation Sans"/>
    </style:style>
    <style:style style:name="T184" style:family="text">
      <style:text-properties style:font-name="Liberation Sans" fo:font-size="12pt" style:font-size-asian="12pt" style:font-size-complex="12pt"/>
    </style:style>
    <style:style style:name="T185" style:family="text">
      <style:text-properties style:font-name="Liberation Sans" fo:font-size="12pt" officeooo:rsid="009c12e0" style:font-size-asian="12pt" style:font-size-complex="12pt"/>
    </style:style>
    <style:style style:name="T186" style:family="text">
      <style:text-properties style:font-name="Liberation Sans" fo:font-size="12pt" officeooo:rsid="00178133" style:font-size-asian="12pt" style:font-size-complex="12pt"/>
    </style:style>
    <style:style style:name="T187" style:family="text">
      <style:text-properties style:font-name="Liberation Sans" fo:font-size="12pt" officeooo:rsid="007ef2fc" style:font-size-asian="12pt" style:font-size-complex="12pt"/>
    </style:style>
    <style:style style:name="T188" style:family="text">
      <style:text-properties style:font-name="Liberation Sans" fo:font-size="12pt" style:text-underline-style="none" officeooo:rsid="009c12e0" style:font-size-asian="12pt" style:font-size-complex="12pt"/>
    </style:style>
    <style:style style:name="T189" style:family="text">
      <style:text-properties style:font-name="Liberation Sans" fo:font-size="10pt" style:font-size-asian="10pt" style:font-size-complex="10pt"/>
    </style:style>
    <style:style style:name="T190" style:family="text">
      <style:text-properties style:font-name="Liberation Sans" fo:font-size="10pt" officeooo:rsid="0203f598" style:font-size-asian="10pt" style:font-size-complex="10pt"/>
    </style:style>
    <style:style style:name="T191" style:family="text">
      <style:text-properties officeooo:rsid="007505e5"/>
    </style:style>
    <style:style style:name="T192" style:family="text">
      <style:text-properties officeooo:rsid="0013aa8e"/>
    </style:style>
    <style:style style:name="T193" style:family="text">
      <style:text-properties officeooo:rsid="007ef2fc"/>
    </style:style>
    <style:style style:name="T194" style:family="text">
      <style:text-properties officeooo:rsid="01e96954"/>
    </style:style>
    <style:style style:name="T195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97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98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199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officeooo:rsid="04473353"/>
    </style:style>
    <style:style style:name="T202" style:family="text">
      <style:text-properties officeooo:rsid="0f95a7a0"/>
    </style:style>
    <style:style style:name="T203" style:family="text">
      <style:text-properties officeooo:rsid="0f8f58bd"/>
    </style:style>
    <style:style style:name="T204" style:family="text">
      <style:text-properties officeooo:rsid="0aace3cd"/>
    </style:style>
    <style:style style:name="T205" style:family="text">
      <style:text-properties style:font-name="Ubuntu1" fo:font-size="10pt" style:font-size-asian="10pt" style:font-size-complex="10pt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9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15"><text:span text:style-name="Strong_20_Emphasis"><text:span text:style-name="T90"/></text:span></text:p>
      <text:list xml:id="list3509615676" text:style-name="L1">
        <text:list-item>
          <text:p text:style-name="P65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1">l</text:span> <text:span text:style-name="T192">computernaam en </text:span>gebruikersnamen (zie pagina <text:span text:style-name="T193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4">Verzamel </text:span><text:span text:style-name="Emphasis"><text:span text:style-name="T188">per gebruiker</text:span></text:span><text:span text:style-name="T185"> </text:span><text:span text:style-name="T184">E-mailadressen </text:span><text:span text:style-name="T186">en</text:span><text:span text:style-name="T184"> mailserver</text:span><text:span text:style-name="T186">adressen</text:span><text:span text:style-name="T184"> inclusief gebruikersnamen en wachtwoorden, zie pagina </text:span><text:span text:style-name="T187">4</text:span><text:span text:style-name="T184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2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3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4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5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6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7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3" draw:name="Vorm14" draw:style-name="gr1" draw:text-style-name="P71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5" draw:style-name="gr1" draw:text-style-name="P71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5" draw:name="Vorm16" draw:style-name="gr1" draw:text-style-name="P71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6" draw:name="Vorm17" draw:style-name="gr1" draw:text-style-name="P71" svg:width="0.35cm" svg:height="0.35cm" draw:control="control135"/></text:span></text:span><text:span text:style-name="Strong_20_Emphasis"><text:span text:style-name="T163"><text:tab/></text:span></text:span><text:span text:style-name="T18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9" draw:name="Vorm19" draw:style-name="gr1" draw:text-style-name="P71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0" draw:style-name="gr1" draw:text-style-name="P71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1" draw:name="Vorm21" draw:style-name="gr1" draw:text-style-name="P71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22" draw:style-name="gr1" draw:text-style-name="P71" svg:width="0.35cm" svg:height="0.35cm" draw:control="control131"/></text:span></text:span><text:span text:style-name="Strong_20_Emphasis"><text:span text:style-name="T163"><text:tab/></text:span></text:span><text:span text:style-name="T18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9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5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7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8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20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1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3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80118393227072" text:continue-list="list3509615676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8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5">E</text:span></text:span><text:span text:style-name="Definition"><text:span text:style-name="T196">sc</text:span></text:span><text:span text:style-name="Definition"><text:span text:style-name="T113">, </text:span></text:span><text:span text:style-name="Definition"><text:span text:style-name="T197">D</text:span></text:span><text:span text:style-name="Definition"><text:span text:style-name="T196">elete</text:span></text:span><text:span text:style-name="Definition"><text:span text:style-name="T113">, </text:span></text:span><text:span text:style-name="Definition"><text:span text:style-name="T197">F</text:span></text:span><text:span text:style-name="Definition"><text:span text:style-name="T196">1</text:span></text:span><text:span text:style-name="Definition"><text:span text:style-name="T113">, </text:span></text:span><text:span text:style-name="Definition"><text:span text:style-name="T196">F2</text:span></text:span><text:span text:style-name="Definition"><text:span text:style-name="T113">, </text:span></text:span><text:span text:style-name="Definition"><text:span text:style-name="T197">F9, </text:span></text:span><text:span text:style-name="Definition"><text:span text:style-name="T198">F10, F11, </text:span></text:span><text:span text:style-name="Definition"><text:span text:style-name="T199">of</text:span></text:span><text:span text:style-name="Definition"><text:span text:style-name="T198"> </text:span></text:span><text:span text:style-name="Definition"><text:span text:style-name="T197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1">Vanaf ee</text:span>n <text:span text:style-name="T202">L</text:span>ive <text:span text:style-name="T203">USB</text:span><text:span text:style-name="T204">-stick</text:span><text:span text:style-name="T205"> </text:span>kunt <text:span text:style-name="T201">u opstarten en</text:span> <text:span text:style-name="T189">met </text:span><text:span text:style-name="T190">Linux</text:span><text:span text:style-name="Strong_20_Emphasis"><text:span text:style-name="T159"> </text:span></text:span>werken zonder enige bestanden op de harde schijf te wijzigen en maakt ook installatie van <text:span text:style-name="T209">Linux</text:span><text:span text:style-name="Strong_20_Emphasis"><text:span text:style-name="T159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06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08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6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8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4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0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2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5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4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6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7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80118847717512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9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180118388979013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8">op</text:span></text:span><text:span text:style-name="Strong_20_Emphasis"><text:span text:style-name="T82"> </text:span></text:span><text:span text:style-name="Strong_20_Emphasis"><text:span text:style-name="T89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2" draw:name="Vorm54" draw:style-name="gr1" draw:text-style-name="P71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5" draw:style-name="gr1" draw:text-style-name="P71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4" draw:name="Vorm56" draw:style-name="gr1" draw:text-style-name="P71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5" draw:name="Vorm57" draw:style-name="gr1" draw:text-style-name="P71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1"><draw:control text:anchor-type="as-char" draw:z-index="3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4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5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6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7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9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0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7"><draw:control text:anchor-type="as-char" draw:z-index="8" draw:name="Vorm82" draw:style-name="gr1" draw:text-style-name="P71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3" draw:style-name="gr1" draw:text-style-name="P71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4" draw:style-name="gr1" draw:text-style-name="P71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5" draw:style-name="gr1" draw:text-style-name="P71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9" draw:name="Vorm86" draw:style-name="gr1" draw:text-style-name="P71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7" draw:style-name="gr1" draw:text-style-name="P71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5" draw:name="Vorm88" draw:style-name="gr1" draw:text-style-name="P71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6" draw:name="Vorm89" draw:style-name="gr1" draw:text-style-name="P71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1"><draw:control text:anchor-type="as-char" draw:z-index="10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11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80119393729062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2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4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5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1063356985" text:style-name="L2">
        <text:list-header>
          <text:p text:style-name="P68"><text:span text:style-name="Strong_20_Emphasis"><text:span text:style-name="T179"/></text:span></text:p>
          <text:p text:style-name="P69"><text:span text:style-name="Strong_20_Emphasis"><text:span text:style-name="T179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80119653357642" text:continue-numbering="true" text:style-name="L2">
        <text:list-header>
          <text:p text:style-name="P70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78">CC0 1.0</text:span></text:span></text:a><text:span text:style-name="Emphasis"><text:span text:style-name="T200"> </text:span></text:span><text:span text:style-name="Emphasis"><text:span text:style-name="T20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00"><text:s/></text:span></text:span><text:span text:style-name="Emphasis"><text:span text:style-name="T20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00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4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2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1">Inkomende</text:span><text:span text:style-name="T180"> </text:span>mailserver<text:line-break/>(pop.voorbeeld.com)</text:p>
          </table:table-cell>
          <table:table-cell table:style-name="Tabel2.G1" office:value-type="string">
            <text:p text:style-name="P47"><text:span text:style-name="T180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4T18:01:17.606266597">04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4T18:01:17.607422042">04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4T18:01:17.456379822</dc:date>
    <meta:print-date>2014-01-05T10:21:33.960023988</meta:print-date>
    <meta:keyword>Installatie</meta:keyword>
    <meta:keyword>Checklist</meta:keyword>
    <meta:keyword>Linux</meta:keyword>
    <meta:editing-cycles>2437</meta:editing-cycles>
    <meta:editing-duration>P5DT2H20M21S</meta:editing-duration>
    <meta:printed-by>Karel Zimmer</meta:printed-by>
    <dc:creator>Karel Zimmer</dc:creator>
    <meta:document-statistic meta:table-count="5" meta:image-count="2" meta:object-count="0" meta:page-count="4" meta:paragraph-count="155" meta:word-count="554" meta:character-count="4459" meta:non-whitespace-character-count="3772"/>
    <meta:user-defined meta:name="Info 1"/>
    <meta:user-defined meta:name="Info 2"/>
    <meta:user-defined meta:name="Info 3"/>
    <meta:user-defined meta:name="Info 4"/>
  </office:meta>
</office:document-meta>
</file>